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229cm" table:align="left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229cm" table:align="left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4cccc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fo:background-color="#ffffff" style:font-style-asian="italic" style:font-style-complex="italic"/>
    </style:style>
    <style:style style:name="P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5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6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fo:background-color="#ffffff"/>
    </style:style>
    <style:style style:name="P9" style:family="paragraph" style:parent-style-name="Standard">
      <style:paragraph-properties fo:text-align="start" style:justify-single-word="false"/>
      <style:text-properties fo:font-style="italic" fo:background-color="#ffffff" style:font-style-asian="italic" style:font-style-complex="italic"/>
    </style:style>
    <style:style style:name="P10" style:family="paragraph" style:parent-style-name="Standard">
      <style:paragraph-properties fo:line-height="100%"/>
      <style:text-properties fo:font-style="italic" style:font-style-asian="italic"/>
    </style:style>
    <style:style style:name="P11" style:family="paragraph" style:parent-style-name="Heading" style:master-page-name="MP0">
      <style:paragraph-properties style:page-number="1" fo:break-before="page"/>
      <style:text-properties style:font-name="Fontdiner Swanky" style:font-name-asian="Fontdiner Swanky" style:font-name-complex="Fontdiner Swanky"/>
    </style:style>
    <style:style style:name="P12" style:family="paragraph" style:parent-style-name="Heading_20_1">
      <style:text-properties officeooo:paragraph-rsid="00154475"/>
    </style:style>
    <style:style style:name="P13" style:family="paragraph" style:parent-style-name="Heading_20_1">
      <style:paragraph-properties fo:margin-top="0cm" fo:margin-bottom="0cm" style:contextual-spacing="false"/>
    </style:style>
    <style:style style:name="P14" style:family="paragraph" style:parent-style-name="Heading_20_1">
      <style:paragraph-properties fo:margin-top="0cm" fo:margin-bottom="0cm" style:contextual-spacing="false"/>
      <style:text-properties fo:color="#cc0000" loext:opacity="100%" officeooo:paragraph-rsid="00165bd3"/>
    </style:style>
    <style:style style:name="P15" style:family="paragraph" style:parent-style-name="Heading_20_1">
      <style:paragraph-properties fo:margin-top="0cm" fo:margin-bottom="0cm" style:contextual-spacing="false"/>
      <style:text-properties officeooo:paragraph-rsid="00165bd3"/>
    </style:style>
    <style:style style:name="P16" style:family="paragraph" style:parent-style-name="Heading_20_1">
      <style:paragraph-properties fo:margin-top="0cm" fo:margin-bottom="0cm" style:contextual-spacing="false"/>
      <style:text-properties officeooo:paragraph-rsid="0017267b"/>
    </style:style>
    <style:style style:name="P17" style:family="paragraph" style:parent-style-name="Heading_20_2">
      <style:paragraph-properties fo:margin-top="0cm" fo:margin-bottom="0cm" style:contextual-spacing="false"/>
    </style:style>
    <style:style style:name="P18" style:family="paragraph" style:parent-style-name="Heading_20_2">
      <style:paragraph-properties fo:margin-top="0cm" fo:margin-bottom="0cm" style:contextual-spacing="false"/>
      <style:text-properties officeooo:paragraph-rsid="00165bd3"/>
    </style:style>
    <style:style style:name="P19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20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officeooo:paragraph-rsid="00165bd3"/>
    </style:style>
    <style:style style:name="P21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22" style:family="paragraph" style:parent-style-name="Heading_20_3">
      <style:paragraph-properties fo:margin-top="0cm" fo:margin-bottom="0cm" style:contextual-spacing="false" fo:text-align="start" style:justify-single-word="false"/>
      <style:text-properties officeooo:paragraph-rsid="00165bd3"/>
    </style:style>
    <style:style style:name="P23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/>
    </style:style>
    <style:style style:name="P24" style:family="paragraph" style:parent-style-name="Heading_20_3">
      <style:paragraph-properties fo:margin-top="0cm" fo:margin-bottom="0cm" style:contextual-spacing="false" fo:text-align="start" style:justify-single-word="false"/>
      <style:text-properties fo:color="#cc0000" loext:opacity="100%" officeooo:paragraph-rsid="00165bd3"/>
    </style:style>
    <style:style style:name="P25" style:family="paragraph" style:parent-style-name="Standard">
      <style:paragraph-properties fo:text-align="start" style:justify-single-word="false"/>
      <style:text-properties fo:background-color="#ffffff"/>
    </style:style>
    <style:style style:name="P26" style:family="paragraph" style:parent-style-name="Standard">
      <style:paragraph-properties fo:text-align="start" style:justify-single-word="false"/>
      <style:text-properties officeooo:paragraph-rsid="00165bd3"/>
    </style:style>
    <style:style style:name="P27" style:family="paragraph" style:parent-style-name="Standard">
      <style:paragraph-properties fo:line-height="100%"/>
      <style:text-properties fo:font-style="italic" officeooo:rsid="00165bd3" officeooo:paragraph-rsid="00165bd3" style:font-style-asian="italic"/>
    </style:style>
    <style:style style:name="P28" style:family="paragraph" style:parent-style-name="Standard">
      <style:paragraph-properties fo:text-align="start" style:justify-single-word="false"/>
      <style:text-properties officeooo:rsid="0017267b" officeooo:paragraph-rsid="0017267b"/>
    </style:style>
    <style:style style:name="P29" style:family="paragraph" style:parent-style-name="Standard">
      <style:paragraph-properties fo:margin-left="0.176cm" fo:margin-right="0cm" fo:line-height="100%" fo:text-align="start" style:justify-single-word="false" fo:text-indent="0cm" style:auto-text-indent="false">
        <style:tab-stops/>
      </style:paragraph-properties>
      <style:text-properties officeooo:paragraph-rsid="00165bd3" fo:background-color="#ffffff"/>
    </style:style>
    <style:style style:name="P3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font-style="italic" officeooo:rsid="00163c03" officeooo:paragraph-rsid="00163c03" fo:background-color="#ffffff" style:font-style-asian="italic" style:font-style-complex="italic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tyle="normal" officeooo:paragraph-rsid="0017267b" style:font-style-asian="normal" style:font-style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background-color="#ffffff" loext:char-shading-value="0" style:font-style-asian="italic" style:font-style-complex="italic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ffffff" loext:char-shading-value="0" style:font-style-complex="italic"/>
    </style:style>
    <style:style style:name="T6" style:family="text">
      <style:text-properties officeooo:rsid="0015b3ce" fo:background-color="#ffffff" loext:char-shading-value="0" style:font-style-complex="italic"/>
    </style:style>
    <style:style style:name="T7" style:family="text">
      <style:text-properties fo:color="#cc0000" loext:opacity="100%"/>
    </style:style>
    <style:style style:name="T8" style:family="text">
      <style:text-properties officeooo:rsid="0015b3ce"/>
    </style:style>
    <style:style style:name="T9" style:family="text">
      <style:text-properties officeooo:rsid="00162577"/>
    </style:style>
    <style:style style:name="T10" style:family="text">
      <style:text-properties officeooo:rsid="00163c03"/>
    </style:style>
    <style:style style:name="T11" style:family="text">
      <style:text-properties officeooo:rsid="00165bd3"/>
    </style:style>
    <style:style style:name="T12" style:family="text">
      <style:text-properties officeooo:rsid="001726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Gestire i turni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1">Nome caso d’uso</text:span></text:span>: Gestire i turni</text:p>
      <text:p text:style-name="Standard"><text:span text:style-name="Car._20_predefinito_20_paragrafo"><text:span text:style-name="T1">Portata: </text:span></text:span>Sistema</text:p>
      <text:p text:style-name="Standard"><text:span text:style-name="Car._20_predefinito_20_paragrafo"><text:span text:style-name="T1">Livello: </text:span></text:span>Obiettivo utente</text:p>
      <text:p text:style-name="Standard"><text:span text:style-name="Car._20_predefinito_20_paragrafo"><text:span text:style-name="T1">Attore primario: </text:span></text:span>Organizzatore</text:p>
      <text:p text:style-name="Standard"><text:span text:style-name="Car._20_predefinito_20_paragrafo"><text:span text:style-name="T1">Parti Interessate: </text:span></text:span>Cuoco, Personale di servizio</text:p>
      <text:p text:style-name="Standard"><text:span text:style-name="Car._20_predefinito_20_paragrafo"><text:span text:style-name="T1">Pre-condizioni: </text:span></text:span>L’autore deve essere autenticato come organizzatore</text:p>
      <text:p text:style-name="Standard"><text:span text:style-name="Car._20_predefinito_20_paragrafo"><text:span text:style-name="T1">Garanzie di successo o post-condizioni: </text:span></text:span>sono stati aggiunti uno o più turni al calendario</text:p>
      <text:h text:style-name="P12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leLine2499757437824">
          <table:table-cell table:style-name="Tabella1.A1" office:value-type="string">
            <text:h text:style-name="P17" text:outline-level="2"><text:bookmark text:name="_p0004dld5iri"/>#</text:h>
          </table:table-cell>
          <table:table-cell table:style-name="Tabella1.B1" office:value-type="string">
            <text:h text:style-name="P19" text:outline-level="2"><text:bookmark text:name="_p0004dld5iri1"/>Attore</text:h>
          </table:table-cell>
          <table:table-cell table:style-name="Tabella1.B1" office:value-type="string">
            <text:h text:style-name="P19" text:outline-level="2"><text:bookmark text:name="_p0004dld5iri2"/>Sistema</text:h>
          </table:table-cell>
        </table:table-row>
        <table:table-row table:style-name="TableLine2499757445168">
          <table:table-cell table:style-name="Tabella1.A2" office:value-type="string">
            <text:h text:style-name="P21" text:outline-level="3"><text:bookmark text:name="_pa0e6zrbleih"/>1</text:h>
          </table:table-cell>
          <table:table-cell table:style-name="Tabella1.B2" office:value-type="string">
            <text:p text:style-name="P1">Sceglie se lavorare sui turni preparatori o di servizio</text:p>
          </table:table-cell>
          <table:table-cell table:style-name="Tabella1.C2" office:value-type="string">
            <text:p text:style-name="P1"/>
          </table:table-cell>
        </table:table-row>
        <table:table-row table:style-name="TableLine2499757449520">
          <table:table-cell table:style-name="Tabella1.A3" office:value-type="string">
            <text:h text:style-name="P21" text:outline-level="3"/>
          </table:table-cell>
          <table:table-cell table:style-name="Tabella1.B3" office:value-type="string">
            <text:p text:style-name="P2">Se è in definizione un turno di servizio prosegui col passo 2, altrimenti vai al passo 4</text:p>
          </table:table-cell>
          <table:table-cell table:style-name="Tabella1.C3" office:value-type="string">
            <text:p text:style-name="P7"/>
          </table:table-cell>
        </table:table-row>
        <table:table-row table:style-name="TableLine2499757442992">
          <table:table-cell table:style-name="Tabella1.A4" office:value-type="string">
            <text:h text:style-name="P21" text:outline-level="3"><text:bookmark text:name="_pa0e6zrbleih2"/>2</text:h>
          </table:table-cell>
          <table:table-cell table:style-name="Tabella1.B4" office:value-type="string">
            <text:p text:style-name="P1">Consulta l’elenco degli eventi</text:p>
          </table:table-cell>
          <table:table-cell table:style-name="Tabella1.C4" office:value-type="string">
            <text:p text:style-name="P7">Restituisce le informazioni sugli eventi</text:p>
          </table:table-cell>
        </table:table-row>
        <table:table-row table:style-name="TableLine2499757440000">
          <table:table-cell table:style-name="Tabella1.A5" office:value-type="string">
            <text:h text:style-name="P21" text:outline-level="3">3</text:h>
          </table:table-cell>
          <table:table-cell table:style-name="Tabella1.B5" office:value-type="string">
            <text:p text:style-name="P1"><text:span text:style-name="Car._20_predefinito_20_paragrafo"><text:span text:style-name="T2">Opzionalmente </text:span></text:span>selezionando <text:span text:style-name="T10">un evento dalla lista di eventi disponibili </text:span></text:p>
          </table:table-cell>
          <table:table-cell table:style-name="Tabella1.C5" office:value-type="string">
            <text:p text:style-name="P7"><text:span text:style-name="T10">V</text:span>engono creati i turni di servizio precompilati dove ogni turno corrisponde a un servizio dell’evento</text:p>
          </table:table-cell>
        </table:table-row>
        <table:table-row table:style-name="TableLine2499757451696">
          <table:table-cell table:style-name="Tabella1.A7" office:value-type="string">
            <text:h text:style-name="P21" text:outline-level="3">4</text:h>
          </table:table-cell>
          <table:table-cell table:style-name="Tabella1.B7" office:value-type="string">
            <text:p text:style-name="P4">Sceglie una data sul calendario</text:p>
          </table:table-cell>
          <table:table-cell table:style-name="Tabella1.C7" office:value-type="string">
            <text:p text:style-name="P8">Restituisce l’elenco dei turni per quella data</text:p>
          </table:table-cell>
        </table:table-row>
        <table:table-row table:style-name="TableLine2499757451696">
          <table:table-cell table:style-name="Tabella1.A7" office:value-type="string">
            <text:h text:style-name="P21" text:outline-level="3"/>
          </table:table-cell>
          <table:table-cell table:style-name="Tabella1.B7" office:value-type="string">
            <text:p text:style-name="P30">Se non è necessario proseguire termina il caso d’uso altrimenti procede al passo 5</text:p>
          </table:table-cell>
          <table:table-cell table:style-name="Tabella1.C7" office:value-type="string">
            <text:p text:style-name="P8"/>
          </table:table-cell>
        </table:table-row>
        <table:table-row table:style-name="TableLine2499757440272">
          <table:table-cell table:style-name="Tabella1.A8" office:value-type="string">
            <text:h text:style-name="P21" text:outline-level="3">5</text:h>
          </table:table-cell>
          <table:table-cell table:style-name="Tabella1.B8" office:value-type="string">
            <text:p text:style-name="P1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1.C8" office:value-type="string">
            <text:p text:style-name="P4">Registra il nuovo turno e le eventuali ricorrenze sul calendario</text:p>
          </table:table-cell>
        </table:table-row>
        <table:table-row table:style-name="TableLine2499757442448">
          <table:table-cell table:style-name="Tabella1.A9" office:value-type="string">
            <text:h text:style-name="P21" text:outline-level="3"/>
          </table:table-cell>
          <table:table-cell table:style-name="Tabella1.B9" office:value-type="string">
            <text:p text:style-name="P3">Se è in definizione un turno di servizio prosegui col passo <text:span text:style-name="T8">6</text:span>, altrimenti vai al passo <text:span text:style-name="T8">7</text:span></text:p>
          </table:table-cell>
          <table:table-cell table:style-name="Tabella1.C9" office:value-type="string">
            <text:p text:style-name="P4"/>
          </table:table-cell>
        </table:table-row>
        <table:table-row table:style-name="TableLine2499757447072">
          <table:table-cell table:style-name="Tabella1.A10" office:value-type="string">
            <text:h text:style-name="P21" text:outline-level="3">6</text:h>
          </table:table-cell>
          <table:table-cell table:style-name="Tabella1.B10" office:value-type="string">
            <text:p text:style-name="P8">Opzionalmente indica una data limite per <text:soft-page-break/>togliere la disponibilità</text:p>
          </table:table-cell>
          <table:table-cell table:style-name="Tabella1.C10" office:value-type="string">
            <text:p text:style-name="P8">Registra le informazioni aggiuntive</text:p>
          </table:table-cell>
        </table:table-row>
        <table:table-row table:style-name="TableLine2499757452784">
          <table:table-cell table:style-name="Tabella1.A11" office:value-type="string">
            <text:h text:style-name="P21" text:outline-level="3"/>
          </table:table-cell>
          <table:table-cell table:style-name="Tabella1.B11" office:value-type="string">
            <text:p text:style-name="P9">Se vuole torna al passo <text:span text:style-name="T8">4</text:span> altrimenti prosegue</text:p>
          </table:table-cell>
          <table:table-cell table:style-name="Tabella1.C11" office:value-type="string">
            <text:p text:style-name="P8"/>
          </table:table-cell>
        </table:table-row>
        <table:table-row table:style-name="TableLine2499757454144">
          <table:table-cell table:style-name="Tabella1.A12" office:value-type="string">
            <text:h text:style-name="P21" text:outline-level="3">7</text:h>
          </table:table-cell>
          <table:table-cell table:style-name="Tabella1.B12" office:value-type="string">
            <text:p text:style-name="P8">Opzionalmente raggruppa un insieme di turni</text:p>
          </table:table-cell>
          <table:table-cell table:style-name="Tabella1.C12" office:value-type="string">
            <text:p text:style-name="P8">Registra le informazioni aggiuntive</text:p>
          </table:table-cell>
        </table:table-row>
        <table:table-row table:style-name="TableLine2499757467472">
          <table:table-cell table:style-name="Tabella1.A13" office:value-type="string">
            <text:h text:style-name="P21" text:outline-level="3"/>
          </table:table-cell>
          <table:table-cell table:style-name="Tabella1.B13" office:value-type="string">
            <text:p text:style-name="P7"><text:span text:style-name="Car._20_predefinito_20_paragrafo"><text:span text:style-name="T3">Ripete</text:span></text:span><text:span text:style-name="Car._20_predefinito_20_paragrafo"><text:span text:style-name="T5"> </text:span></text:span><text:span text:style-name="Car._20_predefinito_20_paragrafo"><text:span text:style-name="T6">7</text:span></text:span><text:span text:style-name="Car._20_predefinito_20_paragrafo"><text:span text:style-name="T3"> finché non è soddisfatto</text:span></text:span></text:p>
          </table:table-cell>
          <table:table-cell table:style-name="Tabella1.C13" office:value-type="string">
            <text:p text:style-name="P8"/>
          </table:table-cell>
        </table:table-row>
        <table:table-row table:style-name="TableLine2499757460128">
          <table:table-cell table:style-name="Tabella1.A14" office:value-type="string">
            <text:h text:style-name="P21" text:outline-level="3"/>
          </table:table-cell>
          <table:table-cell table:style-name="Tabella1.B14" office:value-type="string">
            <text:p text:style-name="P9">Termina il caso d’uso</text:p>
          </table:table-cell>
          <table:table-cell table:style-name="Tabella1.C14" office:value-type="string">
            <text:p text:style-name="P8"/>
          </table:table-cell>
        </table:table-row>
      </table:table>
      <text:h text:style-name="P14" text:outline-level="1"/>
      <text:h text:style-name="P14" text:outline-level="1">Eccezione <text:span text:style-name="T11">4</text:span>.1a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leLine2500062203536">
          <table:table-cell table:style-name="Tabella5.A1" office:value-type="string">
            <text:h text:style-name="P18" text:outline-level="2"><text:bookmark text:name="_1spbqei1cuj4"/>#</text:h>
          </table:table-cell>
          <table:table-cell table:style-name="Tabella5.B1" office:value-type="string">
            <text:h text:style-name="P20" text:outline-level="2"><text:bookmark text:name="_in2jg76h5979"/>Attore</text:h>
          </table:table-cell>
          <table:table-cell table:style-name="Tabella5.B1" office:value-type="string">
            <text:h text:style-name="P20" text:outline-level="2"><text:bookmark text:name="_ddqx4n6kt0gu"/>Sistema</text:h>
          </table:table-cell>
        </table:table-row>
        <table:table-row table:style-name="TableLine2500062229920">
          <table:table-cell table:style-name="Tabella5.A2" office:value-type="string">
            <text:h text:style-name="P24" text:outline-level="3"><text:bookmark text:name="_5u9sylsezts"/><text:span text:style-name="T11">4</text:span>.1a.1</text:h>
          </table:table-cell>
          <table:table-cell table:style-name="Tabella5.B2" office:value-type="string">
            <text:p text:style-name="P29">Sceglie una data sul calendario</text:p>
          </table:table-cell>
          <table:table-cell table:style-name="Tabella5.C2" office:value-type="string">
            <text:p text:style-name="P26"><text:span text:style-name="T11">La data selezionata</text:span> è nel passato</text:p>
          </table:table-cell>
        </table:table-row>
        <table:table-row table:style-name="TableLine2500062222848">
          <table:table-cell table:style-name="Tabella5.A3" office:value-type="string">
            <text:h text:style-name="P22" text:outline-level="3"><text:bookmark text:name="_x7fvb0siii9n"/></text:h>
          </table:table-cell>
          <table:table-cell table:style-name="Tabella5.B3" office:value-type="string">
            <text:p text:style-name="P27">Ripete il passo 4</text:p>
          </table:table-cell>
          <table:table-cell table:style-name="Tabella5.C3" office:value-type="string">
            <text:p text:style-name="P26"/>
          </table:table-cell>
        </table:table-row>
      </table:table>
      <text:h text:style-name="P15" text:outline-level="1"><text:span text:style-name="Car._20_predefinito_20_paragrafo"><text:span text:style-name="T7"/></text:span></text:h>
      <text:h text:style-name="P13" text:outline-level="1"><text:span text:style-name="Car._20_predefinito_20_paragrafo"><text:span text:style-name="T7">Eccezione 5.1a</text:span></text:span>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leLine2499849968096">
          <table:table-cell table:style-name="Tabella2.A1" office:value-type="string">
            <text:h text:style-name="P17" text:outline-level="2"><text:bookmark text:name="_1spbqei1cuj41"/>#</text:h>
          </table:table-cell>
          <table:table-cell table:style-name="Tabella2.B1" office:value-type="string">
            <text:h text:style-name="P19" text:outline-level="2"><text:bookmark text:name="_in2jg76h59791"/>Attore</text:h>
          </table:table-cell>
          <table:table-cell table:style-name="Tabella2.B1" office:value-type="string">
            <text:h text:style-name="P19" text:outline-level="2"><text:bookmark text:name="_ddqx4n6kt0gu1"/>Sistema</text:h>
          </table:table-cell>
        </table:table-row>
        <table:table-row table:style-name="TableLine2499849974352">
          <table:table-cell table:style-name="Tabella2.A2" office:value-type="string">
            <text:h text:style-name="P23" text:outline-level="3"><text:bookmark text:name="_5u9sylsezts1"/>5.1a.1</text:h>
          </table:table-cell>
          <table:table-cell table:style-name="Tabella2.B2" office:value-type="string">
            <text:p text:style-name="P6"><text:span text:style-name="Car._20_predefinito_20_paragrafo"><text:span text:style-name="T4">Inserisce un turno e la sua durata </text:span></text:span><text:span text:style-name="Car._20_predefinito_20_paragrafo"><text:span text:style-name="T2">opzionalmente</text:span></text:span><text:span text:style-name="Car._20_predefinito_20_paragrafo"><text:span text:style-name="T3"> </text:span></text:span><text:span text:style-name="Car._20_predefinito_20_paragrafo"><text:span text:style-name="T4">specificando ricorrenza e/o luogo</text:span></text:span></text:p>
          </table:table-cell>
          <table:table-cell table:style-name="Tabella2.C2" office:value-type="string">
            <text:p text:style-name="P7">Sul calendario <text:span text:style-name="T9">si verifica una sovrapposizione di turni preparatori </text:span></text:p>
          </table:table-cell>
        </table:table-row>
        <table:table-row table:style-name="TableLine2499849975984">
          <table:table-cell table:style-name="Tabella2.A3" office:value-type="string">
            <text:h text:style-name="P21" text:outline-level="3"><text:bookmark text:name="_x7fvb0siii9n1"/></text:h>
          </table:table-cell>
          <table:table-cell table:style-name="Tabella2.B3" office:value-type="string">
            <text:p text:style-name="P10">Termina il caso d’uso</text:p>
          </table:table-cell>
          <table:table-cell table:style-name="Tabella2.C3" office:value-type="string">
            <text:p text:style-name="P7"/>
          </table:table-cell>
        </table:table-row>
      </table:table>
      <text:h text:style-name="P13" text:outline-level="1"/>
      <text:h text:style-name="P13" text:outline-level="1"><text:bookmark text:name="_fmu94t6hev3x"/>Estensione 5a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leLine2499757455776">
          <table:table-cell table:style-name="Tabella3.A1" office:value-type="string">
            <text:h text:style-name="P17" text:outline-level="2"><text:bookmark text:name="_c1spi84yq2kg"/>#</text:h>
          </table:table-cell>
          <table:table-cell table:style-name="Tabella3.B1" office:value-type="string">
            <text:h text:style-name="P19" text:outline-level="2"><text:bookmark text:name="_ltt8uo9pou4l"/>Attore</text:h>
          </table:table-cell>
          <table:table-cell table:style-name="Tabella3.B1" office:value-type="string">
            <text:h text:style-name="P19" text:outline-level="2"><text:bookmark text:name="_xacqr114gae"/>Sistema</text:h>
          </table:table-cell>
        </table:table-row>
        <table:table-row table:style-name="TableLine2499757461216">
          <table:table-cell table:style-name="Tabella3.A2" office:value-type="string">
            <text:h text:style-name="P21" text:outline-level="3">5a.1</text:h>
          </table:table-cell>
          <table:table-cell table:style-name="Tabella3.B2" office:value-type="string">
            <text:p text:style-name="P4">Elimina un turno o un gruppo di turni</text:p>
          </table:table-cell>
          <table:table-cell table:style-name="Tabella3.C2" office:value-type="string">
            <text:p text:style-name="P4">Elimina il turno o il gruppo di turni dal calendario</text:p>
          </table:table-cell>
        </table:table-row>
      </table:table>
      <text:h text:style-name="P13" text:outline-level="1"/>
      <text:h text:style-name="P13" text:outline-level="1">Estensione 5b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leLine2499757466384">
          <table:table-cell table:style-name="Tabella4.A1" office:value-type="string">
            <text:h text:style-name="P17" text:outline-level="2">#</text:h>
          </table:table-cell>
          <table:table-cell table:style-name="Tabella4.B1" office:value-type="string">
            <text:h text:style-name="P19" text:outline-level="2">Attore</text:h>
          </table:table-cell>
          <table:table-cell table:style-name="Tabella4.B1" office:value-type="string">
            <text:h text:style-name="P19" text:outline-level="2">Sistema</text:h>
          </table:table-cell>
        </table:table-row>
        <table:table-row table:style-name="TableLine2499757454688">
          <table:table-cell table:style-name="Tabella4.A2" office:value-type="string">
            <text:h text:style-name="P21" text:outline-level="3">5b.1</text:h>
          </table:table-cell>
          <table:table-cell table:style-name="Tabella4.B2" office:value-type="string">
            <text:p text:style-name="P4">Modifica un turno o un gruppo di turni</text:p>
          </table:table-cell>
          <table:table-cell table:style-name="Tabella4.C2" office:value-type="string">
            <text:p text:style-name="P7">Modifica il turno o il gruppo di turni sul calendario</text:p>
          </table:table-cell>
        </table:table-row>
      </table:table>
      <text:h text:style-name="P13" text:outline-level="1"/>
      <text:h text:style-name="P13" text:outline-level="1"><text:span text:style-name="T7">Eccezione 7.1a</text:span>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leLine2499757469104">
          <table:table-cell table:style-name="Tabella7.A1" office:value-type="string">
            <text:h text:style-name="P17" text:outline-level="2"><text:bookmark text:name="_1spbqei1cuj411"/>#</text:h>
          </table:table-cell>
          <table:table-cell table:style-name="Tabella7.B1" office:value-type="string">
            <text:h text:style-name="P19" text:outline-level="2"><text:bookmark text:name="_in2jg76h597911"/>Attore</text:h>
          </table:table-cell>
          <table:table-cell table:style-name="Tabella7.B1" office:value-type="string">
            <text:h text:style-name="P19" text:outline-level="2"><text:bookmark text:name="_ddqx4n6kt0gu11"/>Sistema</text:h>
          </table:table-cell>
        </table:table-row>
        <table:table-row table:style-name="TableLine2499757476176">
          <table:table-cell table:style-name="Tabella7.A2" office:value-type="string">
            <text:h text:style-name="P23" text:outline-level="3"><text:bookmark text:name="_5u9sylsezts11"/>7.1a.1</text:h>
          </table:table-cell>
          <table:table-cell table:style-name="Tabella7.B2" office:value-type="string">
            <text:p text:style-name="P5">Opzionalmente raggruppa un insieme di turni</text:p>
          </table:table-cell>
          <table:table-cell table:style-name="Tabella7.C2" office:value-type="string">
            <text:p text:style-name="P28">È presente almeno un turno che non rispetta i vincoli*</text:p>
          </table:table-cell>
        </table:table-row>
        <text:soft-page-break/>
        <table:table-row table:style-name="TableLine2499757472912">
          <table:table-cell table:style-name="Tabella7.A3" office:value-type="string">
            <text:h text:style-name="P21" text:outline-level="3"><text:bookmark text:name="_x7fvb0siii9n11"/></text:h>
          </table:table-cell>
          <table:table-cell table:style-name="Tabella7.B3" office:value-type="string">
            <text:p text:style-name="P10">Termina il caso d’uso</text:p>
          </table:table-cell>
          <table:table-cell table:style-name="Tabella7.C3" office:value-type="string">
            <text:p text:style-name="P7"/>
          </table:table-cell>
        </table:table-row>
      </table:table>
      <text:h text:style-name="P13" text:outline-level="1"/>
      <text:h text:style-name="P16" text:outline-level="1">*<text:span text:style-name="T12">NB:</text:span></text:h>
      <text:p text:style-name="P31"><text:span text:style-name="T12">Se si vuole creare un gruppo ricorrente:</text:span></text:p>
      <text:p text:style-name="P31">- <text:span text:style-name="T12">Tutti i turni devono essere ricorrenti</text:span></text:p>
      <text:p text:style-name="P31">- <text:span text:style-name="T12">La ricorrenza del gruppo deve essere la stessa di quella di ogni singolo turno ricorrente</text:span></text:p>
      <text:p text:style-name="P31">- <text:span text:style-name="T12">La data di fine ricorrenza non deve superare la data di fine ricorrenza di nessuno dei singoli turni ricorrenti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Trebuchet MS" svg:font-family="'Trebuchet MS'" style:font-family-generic="swiss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 loext:hyphenation-no-caps="false"/>
    </style:style>
    <style:style style:name="Heading" style:family="paragraph" style:parent-style-name="Normale" style:next-style-name="Standard" style:class="text">
      <style:paragraph-properties fo:margin-top="0cm" fo:margin-bottom="1.058cm" style:contextual-spacing="false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style:contextual-spacing="false" fo:keep-together="always" fo:hyphenation-ladder-count="no-limit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" style:font-family-asian="Bitter" style:font-family-generic-asian="roman" style:font-pitch-asian="variable" style:font-size-asian="18pt" style:font-weight-asian="bold" style:font-name-complex="Bitter" style:font-family-complex="Bitter" style:font-family-generic-complex="roman" style:font-pitch-complex="variable" style:font-size-complex="18pt" fo:hyphenate="false" loext:hyphenation-no-caps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style:contextual-spacing="false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" style:font-family-asian="Bitter" style:font-family-generic-asian="roman" style:font-pitch-asian="variable" style:font-size-asian="14pt" style:font-weight-asian="bold" style:font-name-complex="Bitter" style:font-family-complex="Bitter" style:font-family-generic-complex="roman" style:font-pitch-complex="variable" style:font-size-complex="14pt" fo:hyphenate="false" loext:hyphenation-no-caps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style:contextual-spacing="false" fo:keep-together="always" fo:hyphenation-ladder-count="no-limit" fo:keep-with-next="always"/>
      <style:text-properties fo:color="#0c3635" loext:opacity="100%" style:font-name="Bitter" fo:font-family="Bitter" style:font-family-generic="roman" style:font-pitch="variable" fo:font-weight="bold" style:font-name-asian="Bitter" style:font-family-asian="Bitter" style:font-family-generic-asian="roman" style:font-pitch-asian="variable" style:font-weight-asian="bold" style:font-name-complex="Bitter" style:font-family-complex="Bitter" style:font-family-generic-complex="roman" style:font-pitch-complex="variable" fo:hyphenate="false" loext:hyphenation-no-caps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 loext:hyphenation-no-caps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Normale" style:next-style-name="Standard" style:class="chapter">
      <style:paragraph-properties fo:margin-top="0cm" fo:margin-bottom="0.353cm" style:contextual-spacing="false" fo:keep-together="always" fo:hyphenation-ladder-count="no-limit" fo:keep-with-next="always"/>
      <style:text-properties fo:color="#666666" loext:opacity="100%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21-05-15T13:07:00Z</meta:creation-date>
    <dc:date>2021-05-18T17:03:41.918000000</dc:date>
    <meta:editing-cycles>13</meta:editing-cycles>
    <meta:editing-duration>PT1H9M18S</meta:editing-duration>
    <meta:document-statistic meta:table-count="6" meta:image-count="0" meta:object-count="0" meta:page-count="3" meta:paragraph-count="82" meta:word-count="402" meta:character-count="2453" meta:non-whitespace-character-count="2130"/>
    <meta:template xlink:type="simple" xlink:actuate="onRequest" xlink:title="" xlink:href="Normal.dotm"/>
  </office:meta>
</office:document-meta>
</file>